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434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672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477cm"/>
    </style:style>
    <style:style style:name="ro1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ext-properties fo:color="#ff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5" style:family="table-cell" style:parent-style-name="Default" style:data-style-name="N5"/>
    <style:style style:name="ce6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55.012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6.3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script</text:p>
          </table:table-cell>
          <table:table-cell office:value-type="string">
            <text:p>Revision</text:p>
          </table:table-cell>
          <table:table-cell table:style-name="Default" office:value-type="string">
            <text:p>graph</text:p>
          </table:table-cell>
          <table:table-cell office:value-type="string">
            <text:p>query</text:p>
          </table:table-cell>
          <table:table-cell table:style-name="Default" office:value-type="string">
            <text:p>variants returned</text:p>
          </table:table-cell>
          <table:table-cell table:style-name="Default" office:value-type="string">
            <text:p>Runtime (ms)</text:p>
          </table:table-cell>
          <table:table-cell table:style-name="Default" office:value-type="string">
            <text:p>Runtime (min)</text:p>
          </table:table-cell>
          <table:table-cell office:value-type="string">
            <text:p>Memory</text:p>
          </table:table-cell>
          <table:table-cell office:value-type="string">
            <text:p>Remarks</text:p>
          </table:table-cell>
        </table:table-row>
        <table:table-row table:style-name="ro2">
          <table:table-cell/>
          <table:table-cell office:value-type="string">
            <text:p>test.nz.ac.massey.cs.guery.benchmark.RunBenchmarkTest4BF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1159949">
            <text:p>1,159,949</text:p>
          </table:table-cell>
          <table:table-cell table:formula="of:=[.G2]/60000" office:value-type="float" office:value="19.3324833333333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1011416">
            <text:p>1,011,416</text:p>
          </table:table-cell>
          <table:table-cell table:formula="of:=[.G3]/60000" office:value-type="float" office:value="16.8569333333333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table:style-name="ce3" office:value-type="float" office:value="611520">
            <text:p>611,520</text:p>
          </table:table-cell>
          <table:table-cell office:value-type="float" office:value="227136">
            <text:p>227,136</text:p>
          </table:table-cell>
          <table:table-cell table:formula="of:=[.G4]/60000" office:value-type="float" office:value="3.7856">
            <text:p>4</text:p>
          </table:table-cell>
          <table:table-cell office:value-type="float" office:value="136.8">
            <text:p>136.8</text:p>
          </table:table-cell>
          <table:table-cell office:value-type="string">
            <text:p>explicit log4j config – set log level to warning, use counter instead of collector</text:p>
          </table:table-cell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250892">
            <text:p>250,892</text:p>
          </table:table-cell>
          <table:table-cell table:formula="of:=[.G5]/60000" office:value-type="float" office:value="4.18153333333333">
            <text:p>4</text:p>
          </table:table-cell>
          <table:table-cell office:value-type="float" office:value="136.8">
            <text:p>136.8</text:p>
          </table:table-cell>
          <table:table-cell office:value-type="string">
            <text:p>Bugfix – synchronized counter!! </text:p>
          </table:table-cell>
        </table:table-row>
        <table:table-row table:style-name="ro2">
          <table:table-cell/>
          <table:table-cell office:value-type="string">
            <text:p>test.nz.ac.massey.cs.guery.benchmark.RunBenchmarkTest4BF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287041">
            <text:p>287,041</text:p>
          </table:table-cell>
          <table:table-cell table:formula="of:=[.G6]/60000" office:value-type="float" office:value="4.78401666666667">
            <text:p>5</text:p>
          </table:table-cell>
          <table:table-cell office:value-type="float" office:value="124.3">
            <text:p>124.3</text:p>
          </table:table-cell>
          <table:table-cell/>
        </table:table-row>
        <table:table-row table:style-name="ro2">
          <table:table-cell/>
          <table:table-cell office:value-type="string">
            <text:p>test.nz.ac.massey.cs.guery.benchmark.RunBenchmarkTest4BF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stk</text:p>
          </table:table-cell>
          <table:table-cell office:value-type="float" office:value="1493">
            <text:p>1,493</text:p>
          </table:table-cell>
          <table:table-cell office:value-type="float" office:value="7061">
            <text:p>7,061</text:p>
          </table:table-cell>
          <table:table-cell table:formula="of:=[.G7]/60000" office:value-type="float" office:value="0.117683333333333">
            <text:p>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stk</text:p>
          </table:table-cell>
          <table:table-cell table:style-name="ce4" office:value-type="float" office:value="1493">
            <text:p>1,493</text:p>
          </table:table-cell>
          <table:table-cell table:style-name="ce4" office:value-type="float" office:value="5926">
            <text:p>5,926</text:p>
          </table:table-cell>
          <table:table-cell table:formula="of:=[.G8]/60000" office:value-type="float" office:value="0.0987666666666667">
            <text:p>0</text:p>
          </table:table-cell>
          <table:table-cell office:value-type="float" office:value="137">
            <text:p>137</text:p>
          </table:table-cell>
          <table:table-cell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242339">
            <text:p>242,339</text:p>
          </table:table-cell>
          <table:table-cell table:formula="of:=[.G9]/60000" office:value-type="float" office:value="4.03898333333333">
            <text:p>4</text:p>
          </table:table-cell>
          <table:table-cell office:value-type="string">
            <text:p>n/a</text:p>
          </table:table-cell>
          <table:table-cell office:value-type="string">
            <text:p>updated to mvel2.2.1b3</text:p>
          </table:table-cell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table:style-name="ce6" office:value-type="float" office:value="262380">
            <text:p>262380</text:p>
          </table:table-cell>
          <table:table-cell table:formula="of:=[.G10]/60000" office:value-type="float" office:value="4.373">
            <text:p>4</text:p>
          </table:table-cell>
          <table:table-cell/>
          <table:table-cell office:value-type="string">
            <office:annotation draw:style-name="gr1" draw:text-style-name="P1" svg:width="20.007cm" svg:height="55.212cm" svg:x="39.513cm" svg:y="2.552cm" draw:caption-point-x="-0.61cm" draw:caption-point-y="1.512cm">
              <dc:creator>JD</dc:creator>
              <dc:date>2011-08-11T00:00:00</dc:date>
              <text:p text:style-name="P1"><text:span text:style-name="T1">Built SCCs using Tarjan's algorithm, graph compression ratio is 0.2683153588694682</text:span></text:p>
              <text:p text:style-name="P1"><text:span text:style-name="T1">7129 [Thread-2] DEBUG nz.ac.massey.cs.guery.impl.ccc.CCCPathFinder - Finished building SCC component graph, size (V,E) is: 1443,4321</text:span></text:p>
              <text:p text:style-name="P1"><text:span text:style-name="T1">7130 [Thread-2] DEBUG nz.ac.massey.cs.guery.impl.ccc.CCCPathFinder - Building SCC component graph took 5501ms</text:span></text:p>
              <text:p text:style-name="P1"><text:span text:style-name="T1">Finished building chains, no of chains built is 736</text:span></text:p>
              <text:p text:style-name="P1"><text:span text:style-name="T1">7707 [Thread-2] DEBUG nz.ac.massey.cs.guery.impl.ccc.CCCPathFinder - Finished building chains to compress reachability cache, no of chains built is 736</text:span></text:p>
              <text:p text:style-name="P1"><text:span text:style-name="T1">7707 [Thread-2] DEBUG nz.ac.massey.cs.guery.impl.ccc.CCCPathFinder - Compression ratio (chains/vertices) is 0.51004851004851</text:span></text:p>
              <text:p text:style-name="P1"><text:span text:style-name="T1">7709 [Thread-2] DEBUG nz.ac.massey.cs.guery.impl.ccc.CCCPathFinder - Building successor lists: associating vertices with labels (chain id / position in chain)</text:span></text:p>
              <text:p text:style-name="P1"><text:span text:style-name="T1">9241 [Thread-2] DEBUG nz.ac.massey.cs.guery.impl.ccc.CCCPathFinder - Chain compression cache setup finished, this took 2111ms</text:span></text:p>
              <text:p text:style-name="P1"><text:span text:style-name="T1">query nz.ac.massey.cs.guery.DefaultMotif@660fae8 on data Azureus3.0.3.4.jar.graphml returned 611566 variants</text:span></text:p>
              <text:p text:style-name="P1"><text:span text:style-name="T1">query nz.ac.massey.cs.guery.DefaultMotif@660fae8 on data Azureus3.0.3.4.jar.graphml took 262380 millis</text:span></text:p>
            </office:annotation>
            <text:p>bugfix in Tarjan – replaced IdentityHashMaps by HashMaps</text:p>
          </table:table-cell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table:style-name="ce5" office:value-type="float" office:value="295885">
            <text:p>295,885.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igfix for findAll – added equals/hashcode to paths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/03/2012</text:date>, <text:time>10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Dietrich</meta:initial-creator>
    <meta:creation-date>2011-06-20T14:34:41</meta:creation-date>
    <dc:date>2012-03-08T10:14:04</dc:date>
    <dc:creator>Jens Dietrich</dc:creator>
    <meta:editing-duration>PT05H31M24S</meta:editing-duration>
    <meta:editing-cycles>11</meta:editing-cycles>
    <meta:generator>OpenOffice.org/3.2$Unix OpenOffice.org_project/320m18$Build-9502</meta:generator>
    <meta:document-statistic meta:table-count="3" meta:cell-count="80" meta:object-count="0"/>
  </office:meta>
</office:document-meta>
</file>